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.8646in"/>
    </style:style>
    <style:style style:name="Table1.A1" style:family="table-cell">
      <style:table-cell-properties style:vertical-align="middle" fo:padding="0.0201in" fo:border="none" style:writing-mode="page"/>
    </style:style>
    <style:style style:name="Table1.A6" style:family="table-cell">
      <style:table-cell-properties fo:padding="0.0201in" fo:border="none" style:writing-mode="page"/>
    </style:style>
    <style:style style:name="Table1.A7" style:family="table-cell">
      <style:table-cell-properties fo:padding="0.0201in" fo:border="none" style:writing-mode="page"/>
    </style:style>
    <style:style style:name="Table1.A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A9" style:family="table-cell">
      <style:table-cell-properties fo:padding="0.0201in" fo:border="none" style:writing-mode="page"/>
    </style:style>
    <style:style style:name="Table1.C9" style:family="table-cell">
      <style:table-cell-properties fo:padding="0.0201in" fo:border="none" style:writing-mode="page"/>
    </style:style>
    <style:style style:name="Table1.A10" style:family="table-cell">
      <style:table-cell-properties fo:padding="0.0201in" fo:border="none" style:writing-mode="page"/>
    </style:style>
    <style:style style:name="Table1.A11" style:family="table-cell">
      <style:table-cell-properties style:vertical-align="" fo:padding="0.0201in" fo:border="none" style:writing-mode="page"/>
    </style:style>
    <style:style style:name="Table1.A12" style:family="table-cell">
      <style:table-cell-properties fo:padding="0.0201in" fo:border="none" style:writing-mode="page"/>
    </style:style>
    <style:style style:name="Table1.13" style:family="table-row">
      <style:table-row-properties style:min-row-height="0.1847in"/>
    </style:style>
    <style:style style:name="P1" style:family="paragraph" style:parent-style-name="Table_20_Contents">
      <style:text-properties officeooo:rsid="0007626f" officeooo:paragraph-rsid="0007626f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1e74d" officeooo:paragraph-rsid="0011e74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tyle="italic" officeooo:rsid="0007626f" officeooo:paragraph-rsid="0007626f" style:font-style-asian="italic" style:font-style-complex="italic"/>
    </style:style>
    <style:style style:name="P9" style:family="paragraph" style:parent-style-name="Table_20_Contents">
      <style:text-properties fo:font-style="italic" style:text-underline-style="none" fo:font-weight="normal" officeooo:rsid="000c223f" officeooo:paragraph-rsid="000c223f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11" style:family="paragraph" style:parent-style-name="Table_20_Contents"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text-underline-style="none" fo:font-weight="bold" officeooo:rsid="0011e74d" officeooo:paragraph-rsid="0011e74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text-underline-style="none" fo:font-weight="normal" officeooo:rsid="0011e74d" officeooo:paragraph-rsid="0011e74d" style:font-weight-asian="normal" style:font-weight-complex="normal"/>
    </style:style>
    <style:style style:name="P14" style:family="paragraph" style:parent-style-name="Table_20_Contents">
      <style:text-properties fo:font-style="normal" style:text-underline-style="none" fo:font-weight="normal" officeooo:rsid="000c223f" officeooo:paragraph-rsid="000c223f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fo:font-size="20pt" fo:font-weight="bold" officeooo:rsid="0007626f" officeooo:paragraph-rsid="0007626f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07626f" officeooo:paragraph-rsid="000f5480" style:font-weight-asian="bold" style:font-weight-complex="bold"/>
    </style:style>
    <style:style style:name="P17" style:family="paragraph" style:parent-style-name="Table_20_Contents" style:list-style-name="L1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T1" style:family="text">
      <style:text-properties officeooo:rsid="001056b4"/>
    </style:style>
    <style:style style:name="T2" style:family="text">
      <style:text-properties officeooo:rsid="00114fc9"/>
    </style:style>
    <style:style style:name="T3" style:family="text">
      <style:text-properties officeooo:rsid="0015bcfa"/>
    </style:style>
    <style:style style:name="T4" style:family="text">
      <style:text-properties officeooo:rsid="0015f2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36734221392">
          <table:table-cell table:style-name="Table1.A1" table:number-columns-spanned="2" office:value-type="string">
            <text:p text:style-name="P15">GARRY PEFFER</text:p>
          </table:table-cell>
          <table:covered-table-cell/>
          <table:table-cell table:style-name="Table1.A1" office:value-type="string">
            <text:p text:style-name="P8">Local To</text:p>
            <text:p text:style-name="P8">Jacksonville, NC 28544</text:p>
          </table:table-cell>
        </table:table-row>
        <table:table-row table:style-name="TableLine94836734563712">
          <table:table-cell table:style-name="Table1.A1" table:number-columns-spanned="2" office:value-type="string">
            <text:p text:style-name="P1">gpeffer98@gmail.com</text:p>
          </table:table-cell>
          <table:covered-table-cell/>
          <table:table-cell table:style-name="Table1.A1" office:value-type="string">
            <text:p text:style-name="P8">(910) 581-3383</text:p>
          </table:table-cell>
        </table:table-row>
        <table:table-row table:style-name="TableLine94836734562080">
          <table:table-cell table:style-name="Table1.A1" table:number-columns-spanned="2" office:value-type="string">
            <text:p text:style-name="P1">https://github.com/Gpeffer</text:p>
          </table:table-cell>
          <table:covered-table-cell/>
          <table:table-cell table:style-name="Table1.A1" office:value-type="string">
            <text:p text:style-name="P8">GitHub</text:p>
          </table:table-cell>
        </table:table-row>
        <table:table-row table:style-name="TableLine94836734562608">
          <table:table-cell table:style-name="Table1.A1" table:number-columns-spanned="2" office:value-type="string">
            <text:p text:style-name="P1">https://www.linkedin.com/in/garry-peffer-533a051a4/</text:p>
          </table:table-cell>
          <table:covered-table-cell/>
          <table:table-cell table:style-name="Table1.A1" office:value-type="string">
            <text:p text:style-name="P8">LinkedIn</text:p>
          </table:table-cell>
        </table:table-row>
        <table:table-row table:style-name="TableLine94836734717968">
          <table:table-cell table:style-name="Table1.A1" table:number-columns-spanned="2" office:value-type="string">
            <text:p text:style-name="P1">DOD SECRET CLEARANCE</text:p>
          </table:table-cell>
          <table:covered-table-cell/>
          <table:table-cell table:style-name="Table1.A1" office:value-type="string">
            <text:p text:style-name="P8">2018 - Present</text:p>
          </table:table-cell>
        </table:table-row>
        <table:table-row table:style-name="TableLine94836734718624">
          <table:table-cell table:style-name="Table1.A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Line94836734719760">
          <table:table-cell table:style-name="Table1.A7" table:number-columns-spanned="3" office:value-type="string">
            <text:p text:style-name="P3"/>
            <text:p text:style-name="P3">EDUCATION</text:p>
            <text:p text:style-name="P3"/>
          </table:table-cell>
          <table:covered-table-cell/>
          <table:covered-table-cell/>
        </table:table-row>
        <table:table-row table:style-name="TableLine94836734720464">
          <table:table-cell table:style-name="Table1.A8" table:number-columns-spanned="2" office:value-type="string">
            <text:p text:style-name="P5">Embry-Riddle Aeronautical University</text:p>
            <text:p text:style-name="P11">AIT SkillBridge Program- Solutions Architect</text:p>
          </table:table-cell>
          <table:covered-table-cell/>
          <table:table-cell table:style-name="Table1.C8" office:value-type="string">
            <text:p text:style-name="P12">Camp Lejeune, NC</text:p>
            <text:p text:style-name="P13">Sept 2021 – Dec 2021</text:p>
          </table:table-cell>
        </table:table-row>
        <table:table-row table:style-name="TableLine94836734722160">
          <table:table-cell table:style-name="Table1.A9" table:number-columns-spanned="2" office:value-type="string">
            <text:p text:style-name="P5">Branson High School</text:p>
            <text:p text:style-name="P11">Focused on communication and leadership</text:p>
          </table:table-cell>
          <table:covered-table-cell/>
          <table:table-cell table:style-name="Table1.C9" office:value-type="string">
            <text:p text:style-name="P16">Branson, MO</text:p>
            <text:p text:style-name="P10">Dec 2014 – Jan 2016</text:p>
          </table:table-cell>
        </table:table-row>
        <table:table-row table:style-name="TableLine94836734724016">
          <table:table-cell table:style-name="Table1.A10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94836734725664">
          <table:table-cell table:style-name="Table1.A11" table:number-columns-spanned="3" office:value-type="string">
            <text:p text:style-name="P4"/>
            <text:p text:style-name="P7">EXPERIENCE</text:p>
            <text:p text:style-name="P4"/>
          </table:table-cell>
          <table:covered-table-cell/>
          <table:covered-table-cell/>
        </table:table-row>
        <table:table-row table:style-name="TableLine94836734726928">
          <table:table-cell table:style-name="Table1.A12" table:number-columns-spanned="3" office:value-type="string">
            <text:list xml:id="list4264906519" text:style-name="L1">
              <text:list-item>
                <text:p text:style-name="P17"><text:span text:style-name="T2">Over three</text:span> years of experience working with numerous radio information systems.</text:p>
              </text:list-item>
              <text:list-item>
                <text:p text:style-name="P17">Formal training on protocol and maintenance of Single Key Loader (SKL)</text:p>
              </text:list-item>
              <text:list-item>
                <text:p text:style-name="P17">Formal training on Rapid Response Kit VSAT (RRK)</text:p>
              </text:list-item>
              <text:list-item>
                <text:p text:style-name="P17">Maintained no fewer than two billets at any given time, showcasing versatility and organizational aptitude</text:p>
              </text:list-item>
              <text:list-item>
                <text:p text:style-name="P17">Attended official leadership seminars</text:p>
              </text:list-item>
              <text:list-item>
                <text:p text:style-name="P17">Responsible for evaluation and refinement of <text:span text:style-name="T1">fifteen of</text:span> my subordinates’ technical and tactical abilities</text:p>
              </text:list-item>
              <text:list-item>
                <text:p text:style-name="P17">Acted as shift lead for multiple operations, ensuring completion of assigned tasks and maintaining accountability of those in my charge</text:p>
              </text:list-item>
            </text:list>
          </table:table-cell>
          <table:covered-table-cell/>
          <table:covered-table-cell/>
        </table:table-row>
        <table:table-row table:style-name="Table1.13"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3">
          <table:table-cell table:style-name="Table1.A1" table:number-columns-spanned="3" office:value-type="string">
            <text:p text:style-name="P6"/>
            <text:p text:style-name="P6">ADDITIONAL INFORMATION</text:p>
            <text:p text:style-name="P6"/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9">Skills:</text:p>
            <text:p text:style-name="P9"/>
            <text:p text:style-name="P9">Computer:</text:p>
            <text:p text:style-name="P9"/>
            <text:p text:style-name="P9">Certifications:</text:p>
            <text:p text:style-name="P9"/>
            <text:p text:style-name="P9">Interests:</text:p>
          </table:table-cell>
          <table:table-cell table:style-name="Table1.A11" table:number-columns-spanned="2" office:value-type="string">
            <text:p text:style-name="P14">Attention to detail, Prioritizing, Multitasking, Delegating</text:p>
            <text:p text:style-name="P14"/>
            <text:p text:style-name="P14">Linux Command Line, Git, SQL, Excel, PowerPoint, HTML</text:p>
            <text:p text:style-name="P14"/>
            <text:p text:style-name="P14"><text:span text:style-name="T3">AWS </text:span><text:span text:style-name="T4">Certified </text:span><text:span text:style-name="T3">Cloud Practitioner, </text:span>Marine Corps Small Unit Leadership</text:p>
            <text:p text:style-name="P14"/>
            <text:p text:style-name="P14">Gaming, Computer Sciences, Going to the beac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1:10:24.376885061</meta:creation-date>
    <dc:date>2021-11-25T12:33:11.805105444</dc:date>
    <meta:editing-duration>PT32M16S</meta:editing-duration>
    <meta:editing-cycles>11</meta:editing-cycles>
    <meta:generator>LibreOffice/7.1.7.2$Linux_X86_64 LibreOffice_project/10$Build-2</meta:generator>
    <meta:document-statistic meta:table-count="1" meta:image-count="0" meta:object-count="0" meta:page-count="1" meta:paragraph-count="37" meta:word-count="177" meta:character-count="1298" meta:non-whitespace-character-count="1163"/>
  </office:meta>
</office:document-meta>
</file>